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47f161" officeooo:paragraph-rsid="000c9a2e"/>
    </style:style>
    <style:style style:name="P2" style:family="paragraph" style:parent-style-name="Standard">
      <style:text-properties style:font-name="Arial" fo:font-size="15pt" officeooo:rsid="00150978" officeooo:paragraph-rsid="000c9a2e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normal" officeooo:rsid="00150978" officeooo:paragraph-rsid="000c9a2e" style:font-size-asian="26pt" style:font-weight-asian="normal" style:font-size-complex="26pt" style:font-weight-complex="normal"/>
    </style:style>
    <style:style style:name="P4" style:family="paragraph" style:parent-style-name="Standard">
      <style:text-properties style:font-name="Arial" fo:font-size="26pt" fo:font-weight="normal" officeooo:rsid="00150978" officeooo:paragraph-rsid="000c9a2e" style:font-size-asian="26pt" style:font-weight-asian="normal" style:font-size-complex="26pt" style:font-weight-complex="normal"/>
    </style:style>
    <style:style style:name="P5" style:family="paragraph" style:parent-style-name="Standard">
      <style:text-properties style:font-name="Arial" officeooo:rsid="00150978" officeooo:paragraph-rsid="000c9a2e"/>
    </style:style>
    <style:style style:name="P6" style:family="paragraph" style:parent-style-name="Standard">
      <style:text-properties style:font-name="Arial" fo:font-size="14pt" officeooo:rsid="00150978" officeooo:paragraph-rsid="000c9a2e" style:font-size-asian="14pt" style:font-size-complex="14pt"/>
    </style:style>
    <style:style style:name="P7" style:family="paragraph" style:parent-style-name="Standard" style:list-style-name="L1">
      <style:text-properties style:font-name="Arial" fo:font-size="14pt" officeooo:rsid="000d308f" officeooo:paragraph-rsid="000d308f" style:font-size-asian="14pt" style:font-size-complex="14pt"/>
    </style:style>
    <style:style style:name="P8" style:family="paragraph" style:parent-style-name="Standard">
      <style:text-properties style:font-name="Arial" fo:font-size="24pt" style:text-underline-style="none" fo:font-weight="bold" officeooo:rsid="0017b4e5" officeooo:paragraph-rsid="000de63b" style:font-size-asian="24pt" style:font-weight-asian="bold" style:font-size-complex="24pt" style:font-weight-complex="bold"/>
    </style:style>
    <style:style style:name="P9" style:family="paragraph" style:parent-style-name="Standard">
      <style:text-properties style:font-name="Arial" fo:font-size="20pt" fo:font-weight="normal" officeooo:rsid="00195d38" officeooo:paragraph-rsid="000de63b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normal" officeooo:rsid="00195d38" officeooo:paragraph-rsid="000de63b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84d1" style:font-name="Arial" fo:font-size="44pt" fo:font-weight="bold" officeooo:rsid="00150978" officeooo:paragraph-rsid="000c9a2e" style:font-size-asian="44pt" style:font-weight-asian="bold" style:font-size-complex="4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84d1" style:font-name="Arial" fo:font-size="44pt" style:text-underline-style="solid" style:text-underline-width="auto" style:text-underline-color="font-color" fo:font-weight="bold" officeooo:rsid="00150978" officeooo:paragraph-rsid="000c9a2e" style:font-size-asian="44pt" style:font-weight-asian="bold" style:font-size-complex="44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0c9a2e"/>
    </style:style>
    <style:style style:name="P14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09b251" officeooo:paragraph-rsid="000de63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de63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de63b" officeooo:paragraph-rsid="000de63b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color="#1b1b1b" style:font-name="Arial" fo:font-size="14pt" style:text-underline-style="none" fo:font-weight="normal" officeooo:rsid="000de63b" officeooo:paragraph-rsid="000de63b" style:font-size-asian="14pt" style:font-weight-asian="normal" style:font-size-complex="14pt" style:font-weight-complex="normal"/>
    </style:style>
    <style:style style:name="P18" style:family="paragraph" style:parent-style-name="Standard">
      <style:text-properties officeooo:paragraph-rsid="000de63b"/>
    </style:style>
    <style:style style:name="P19" style:family="paragraph" style:parent-style-name="Standard">
      <style:paragraph-properties fo:break-before="page"/>
      <style:text-properties style:font-name="Arial" fo:font-size="15pt" officeooo:rsid="00150978" officeooo:paragraph-rsid="000c9a2e" style:font-size-asian="13.1000003814697pt" style:font-size-complex="15pt"/>
    </style:style>
    <style:style style:name="P20" style:family="paragraph" style:parent-style-name="Standard">
      <style:paragraph-properties fo:break-before="page"/>
      <style:text-properties style:font-name="Arial" fo:font-size="24pt" style:text-underline-style="none" fo:font-weight="bold" officeooo:rsid="0017b4e5" officeooo:paragraph-rsid="000de63b" style:font-size-asian="24pt" style:font-weight-asian="bold" style:font-size-complex="24pt" style:font-weight-complex="bold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fo:font-weight="bold" officeooo:rsid="000c9a2e" officeooo:paragraph-rsid="000c9a2e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0c9a2e" officeooo:paragraph-rsid="000c9a2e" style:font-size-asian="14pt" style:font-size-complex="14pt"/>
    </style:style>
    <style:style style:name="P23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0d308f" officeooo:paragraph-rsid="000d308f" style:font-size-asian="14pt" style:font-size-complex="14pt"/>
    </style:style>
    <style:style style:name="P24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fo:font-weight="bold" officeooo:rsid="000d308f" officeooo:paragraph-rsid="000d308f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fo:font-weight="normal" officeooo:rsid="000d308f" officeooo:paragraph-rsid="000d308f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margin-top="0.201cm" fo:margin-bottom="0.201cm" loext:contextual-spacing="false"/>
      <style:text-properties fo:font-size="14pt" officeooo:paragraph-rsid="000c9a2e" style:font-size-asian="14pt" style:font-size-complex="14pt"/>
    </style:style>
    <style:style style:name="P27" style:family="paragraph" style:parent-style-name="Standard" style:list-style-name="L1">
      <style:paragraph-properties fo:margin-top="0.201cm" fo:margin-bottom="0.201cm" loext:contextual-spacing="false"/>
      <style:text-properties fo:font-size="14pt" officeooo:paragraph-rsid="000d308f" style:font-size-asian="14pt" style:font-size-complex="14pt"/>
    </style:style>
    <style:style style:name="T1" style:family="text">
      <style:text-properties style:font-name="Arial" officeooo:rsid="00160a24"/>
    </style:style>
    <style:style style:name="T2" style:family="text">
      <style:text-properties style:font-name="Arial" fo:font-size="26pt" fo:font-weight="normal" officeooo:rsid="000c9a2e" style:font-size-asian="26pt" style:font-weight-asian="normal" style:font-size-complex="26pt" style:font-weight-complex="normal"/>
    </style:style>
    <style:style style:name="T3" style:family="text">
      <style:text-properties style:font-name="Arial" officeooo:rsid="000d308f"/>
    </style:style>
    <style:style style:name="T4" style:family="text">
      <style:text-properties style:font-name="Arial" fo:font-size="20pt" fo:font-weight="normal" officeooo:rsid="00195d38" style:font-size-asian="20pt" style:font-weight-asian="normal" style:font-size-complex="20pt" style:font-weight-complex="normal"/>
    </style:style>
    <style:style style:name="T5" style:family="text">
      <style:text-properties style:font-name="Arial" fo:font-size="20pt" fo:font-weight="normal" officeooo:rsid="000de63b" style:font-size-asian="20pt" style:font-weight-asian="normal" style:font-size-complex="20pt" style:font-weight-complex="normal"/>
    </style:style>
    <style:style style:name="T6" style:family="text">
      <style:text-properties officeooo:rsid="00160a24"/>
    </style:style>
    <style:style style:name="T7" style:family="text">
      <style:text-properties officeooo:rsid="000d308f"/>
    </style:style>
    <style:style style:name="T8" style:family="text">
      <style:text-properties fo:font-size="16pt" officeooo:rsid="00195d38" style:font-size-asian="14pt" style:font-size-complex="16pt"/>
    </style:style>
    <style:style style:name="T9" style:family="text">
      <style:text-properties fo:font-size="16pt" style:font-size-complex="16pt"/>
    </style:style>
    <style:style style:name="T10" style:family="text">
      <style:text-properties fo:font-size="16pt" officeooo:rsid="00195d38" style:font-size-complex="16pt"/>
    </style:style>
    <style:style style:name="T11" style:family="text">
      <style:text-properties officeooo:rsid="000de6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2">Red de Libros</text:p>
      <text:p text:style-name="P3"/>
      <text:p text:style-name="P13"><text:span text:style-name="T2">Manual de usuario</text:span></text:p>
      <text:p text:style-name="P5"/>
      <text:p text:style-name="P2"/>
      <text:p text:style-name="P2"/>
      <text:p text:style-name="P19"/>
      <text:p text:style-name="P4">Tabla de Contenido</text:p>
      <text:p text:style-name="P6"/>
      <text:p text:style-name="P6"/>
      <text:p text:style-name="P6"/>
      <text:p text:style-name="P6"/>
      <text:list xml:id="list1384475283" text:style-name="L1">
        <text:list-item>
          <text:p text:style-name="P21"><text:span text:style-name="T6">I</text:span>ntroducción a Red de Libros</text:p>
          <text:list>
            <text:list-item>
              <text:p text:style-name="P22">Objetivo de la aplicación.</text:p>
            </text:list-item>
            <text:list-item>
              <text:p text:style-name="P22">Introducción a la interfaz <text:span text:style-name="T7">principal.</text:span></text:p>
            </text:list-item>
          </text:list>
        </text:list-item>
        <text:list-item>
          <text:p text:style-name="P24">Ajustes</text:p>
          <text:list>
            <text:list-item>
              <text:p text:style-name="P27"><text:span text:style-name="T3">Distribución de la interfaz.</text:span></text:p>
            </text:list-item>
            <text:list-item>
              <text:p text:style-name="P23">Configuración de la impresión.</text:p>
            </text:list-item>
          </text:list>
        </text:list-item>
        <text:list-item>
          <text:p text:style-name="P24">Libros</text:p>
          <text:list>
            <text:list-item>
              <text:p text:style-name="P26"><text:span text:style-name="T3">Página principal</text:span><text:span text:style-name="T1">.</text:span></text:p>
            </text:list-item>
            <text:list-item>
              <text:p text:style-name="P23">Crear un libro.</text:p>
            </text:list-item>
            <text:list-item>
              <text:p text:style-name="P23">Ejemplares.</text:p>
            </text:list-item>
            <text:list-item>
              <text:p text:style-name="P23">Imprimir códigos de barras.</text:p>
            </text:list-item>
          </text:list>
        </text:list-item>
        <text:list-item>
          <text:p text:style-name="P24">Entregas</text:p>
          <text:list>
            <text:list-item>
              <text:p text:style-name="P23">Interfaz y filtros.</text:p>
            </text:list-item>
            <text:list-item>
              <text:p text:style-name="P23">Entrega de ejemplares.</text:p>
            </text:list-item>
          </text:list>
        </text:list-item>
        <text:list-item>
          <text:p text:style-name="P24">Devoluciones</text:p>
          <text:list>
            <text:list-item>
              <text:p text:style-name="P23"><text:span text:style-name="T6">I</text:span>nterfaz.</text:p>
            </text:list-item>
            <text:list-item>
              <text:p text:style-name="P23">Devolución de ejemplares.</text:p>
            </text:list-item>
          </text:list>
        </text:list-item>
        <text:list-item>
          <text:p text:style-name="P24">Historial</text:p>
          <text:list>
            <text:list-item>
              <text:p text:style-name="P25">Interfaz y detalles.</text:p>
            </text:list-item>
          </text:list>
        </text:list-item>
        <text:list-item>
          <text:p text:style-name="P24">Stock</text:p>
          <text:list>
            <text:list-item>
              <text:p text:style-name="P7"><text:span text:style-name="T7">I</text:span>nterfaz y detalles.</text:p>
            </text:list-item>
          </text:list>
        </text:list-item>
      </text:list>
      <text:p text:style-name="P6"/>
      <text:p text:style-name="P2"/>
      <text:p text:style-name="P2"/>
      <text:p text:style-name="P20">1. Introducción a Red de Libros</text:p>
      <text:p text:style-name="P8"/>
      <text:p text:style-name="P9"><text:tab/>1.1 Objetivo de la aplicación.</text:p>
      <text:p text:style-name="P10"/>
      <text:p text:style-name="P15"><text:span text:style-name="T10">Red de Libros es una aplicación para gestionar y tener informatizado los libros en un centro educativo, en especial, los libros que se le entregan a los alumnos.</text:span></text:p>
      <text:p text:style-name="P15"><text:span text:style-name="T8"/></text:p>
      <text:p text:style-name="P16"><text:span text:style-name="T10">L</text:span><text:span text:style-name="T9">as principales funciones de la aplicación son:</text:span></text:p>
      <text:p text:style-name="P16"><text:span text:style-name="T9"/></text:p>
      <text:list xml:id="list2033414913" text:style-name="L2">
        <text:list-item>
          <text:p text:style-name="P17"><text:span text:style-name="T9">Llevar un control de los ejemplares sobre los alumnos, tanto entregas como devoluciones.</text:span></text:p>
        </text:list-item>
        <text:list-item>
          <text:p text:style-name="P17"><text:span text:style-name="T9">Tener un sistema de código de barras para los ejemplares.</text:span></text:p>
        </text:list-item>
        <text:list-item>
          <text:p text:style-name="P17"><text:span text:style-name="T9">Poder imprimir los códigos de barras de diferentes formas.</text:span></text:p>
        </text:list-item>
        <text:list-item>
          <text:p text:style-name="P17"><text:span text:style-name="T9">Poder importar información a la base de datos a través de archivos XML.</text:span></text:p>
        </text:list-item>
        <text:list-item>
          <text:p text:style-name="P17"><text:span text:style-name="T9">Facilitar información de el historial de los ejemplares, tanto fechas, como estado del ejemplar.</text:span></text:p>
        </text:list-item>
        <text:list-item>
          <text:p text:style-name="P17"><text:span text:style-name="T9">Mostrar información relevante sobre los libros y ejemplares, como cuantos se necesitan según los alumnos matriculados.</text:span></text:p>
        </text:list-item>
        <text:list-item>
          <text:p text:style-name="P17"><text:span text:style-name="T9">Poder crear, editar, modificar y borrar libros y ejemplares.</text:span></text:p>
        </text:list-item>
      </text:list>
      <text:p text:style-name="P16"><text:span text:style-name="T9"/></text:p>
      <text:p text:style-name="P16"><text:span text:style-name="T9"/></text:p>
      <text:p text:style-name="P18"><text:span text:style-name="T4">1.</text:span><text:span text:style-name="T5">2</text:span><text:span text:style-name="T4"> Introducción a la interfaz principal.</text:span></text:p>
      <text:p text:style-name="P14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47f161" officeooo:paragraph-rsid="000c9a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MP1">Por Jose Galán &amp; Raúl Boix</text:p>
      </style:footer>
    </style:master-page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01:52:18.343000000</meta:creation-date>
    <dc:date>2020-06-04T02:18:44.469000000</dc:date>
    <meta:editing-duration>PT16M5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3" meta:paragraph-count="37" meta:word-count="233" meta:character-count="1391" meta:non-whitespace-character-count="1222"/>
  </office:meta>
</office:document-meta>
</file>